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d2c" officeooo:paragraph-rsid="0006ed2c"/>
    </style:style>
    <style:style style:name="P2" style:family="paragraph" style:parent-style-name="Standard">
      <style:text-properties officeooo:rsid="00084146" officeooo:paragraph-rsid="00084146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ed2c" officeooo:paragraph-rsid="0006ed2c" style:font-weight-asian="bold" style:font-weight-complex="bold"/>
    </style:style>
    <style:style style:name="P4" style:family="paragraph" style:parent-style-name="Standard">
      <style:text-properties officeooo:rsid="0009262e" officeooo:paragraph-rsid="0009262e"/>
    </style:style>
    <style:style style:name="P5" style:family="paragraph" style:parent-style-name="Standard">
      <style:text-properties officeooo:rsid="000a4a43" officeooo:paragraph-rsid="000a4a43"/>
    </style:style>
    <style:style style:name="P6" style:family="paragraph" style:parent-style-name="Standard">
      <style:text-properties officeooo:rsid="000b8499" officeooo:paragraph-rsid="000b8499"/>
    </style:style>
    <style:style style:name="P7" style:family="paragraph" style:parent-style-name="Standard">
      <style:text-properties officeooo:rsid="000dcf96" officeooo:paragraph-rsid="000dcf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LACES ÚTILES</text:p>
      <text:p text:style-name="P1"/>
      <text:p text:style-name="P6"/>
      <text:p text:style-name="P6">Arduino: <text:a xlink:type="simple" xlink:href="https://www.arduino.cc/" text:style-name="Internet_20_link" text:visited-style-name="Visited_20_Internet_20_Link">https://www.arduino.cc/</text:a></text:p>
      <text:p text:style-name="P6">Automatismos Mar del Plata: <text:a xlink:type="simple" xlink:href="https://www.automatismos-mdq.com.ar/blog/" text:style-name="Internet_20_link" text:visited-style-name="Visited_20_Internet_20_Link">https://www.automatismos-mdq.com.ar/blog/</text:a></text:p>
      <text:p text:style-name="P6">Profe Tolocka: <text:a xlink:type="simple" xlink:href="https://www.profetolocka.com.ar/" text:style-name="Internet_20_link" text:visited-style-name="Visited_20_Internet_20_Link">https://www.profetolocka.com.ar/</text:a></text:p>
      <text:p text:style-name="P6">Sparkfun: <text:a xlink:type="simple" xlink:href="https://www.sparkfun.com/" text:style-name="Internet_20_link" text:visited-style-name="Visited_20_Internet_20_Link">https://www.sparkfun.com/</text:a></text:p>
      <text:p text:style-name="P6">Adafruit: <text:a xlink:type="simple" xlink:href="https://www.adafruit.com/" text:style-name="Internet_20_link" text:visited-style-name="Visited_20_Internet_20_Link">https://www.adafruit.com/</text:a> </text:p>
      <text:p text:style-name="P2">Repositorio con ejemplos: <text:a xlink:type="simple" xlink:href="https://gitlab.com/lmtreser/arduino" text:style-name="Internet_20_link" text:visited-style-name="Visited_20_Internet_20_Link">https://gitlab.com/lmtreser/arduino</text:a> </text:p>
      <text:p text:style-name="P4">Simulador Tinkercad: <text:a xlink:type="simple" xlink:href="https://www.tinkercad.com/" text:style-name="Internet_20_link" text:visited-style-name="Visited_20_Internet_20_Link">https://www.tinkercad.com/</text:a></text:p>
      <text:p text:style-name="P4">Simulador Wokwi: <text:a xlink:type="simple" xlink:href="https://wokwi.com/" text:style-name="Internet_20_link" text:visited-style-name="Visited_20_Internet_20_Link">https://wokwi.com/</text:a></text:p>
      <text:p text:style-name="P5">Luis Llamas Ingeniería, informática y diseño: <text:a xlink:type="simple" xlink:href="https://www.luisllamas.es/" text:style-name="Internet_20_link" text:visited-style-name="Visited_20_Internet_20_Link">https://www.luisllamas.es/</text:a></text:p>
      <text:p text:style-name="P6">El Profe García: <text:a xlink:type="simple" xlink:href="https://www.youtube.com/c/ElProfeGarcia" text:style-name="Internet_20_link" text:visited-style-name="Visited_20_Internet_20_Link">https://www.youtube.com/c/ElProfeGarcia</text:a> </text:p>
      <text:p text:style-name="P7">Curso de Arduino para principiantes: <text:a xlink:type="simple" xlink:href="https://youtube.com/playlist?list=PLaOwYHXnu18u0p8888L_DiQNCE5Mcpp92" text:style-name="Internet_20_link" text:visited-style-name="Visited_20_Internet_20_Link">https://youtube.com/playlist?list=PLaOwYHXnu18u0p8888L_DiQNCE5Mcpp92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Ubuntu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Ubuntu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08:21:10.056161521</meta:creation-date>
    <dc:date>2022-08-12T08:38:23.145210400</dc:date>
    <meta:editing-duration>PT17M16S</meta:editing-duration>
    <meta:editing-cycles>8</meta:editing-cycles>
    <meta:generator>LibreOffice/7.0.4.2$Linux_X86_64 LibreOffice_project/00$Build-2</meta:generator>
    <meta:document-statistic meta:table-count="0" meta:image-count="0" meta:object-count="0" meta:page-count="1" meta:paragraph-count="12" meta:word-count="43" meta:character-count="612" meta:non-whitespace-character-count="577"/>
  </office:meta>
</office:document-meta>
</file>